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T3" style:parent-style-name="DefaultParagraphFont" style:family="text">
      <style:text-properties style:font-name="Arial"/>
    </style:style>
    <style:style style:name="P4" style:parent-style-name="Normal" style:family="paragraph">
      <style:text-properties style:font-name="Arial"/>
    </style:style>
    <style:style style:name="P5" style:parent-style-name="Normal" style:family="paragraph">
      <style:text-properties style:font-name="Arial"/>
    </style:style>
    <style:style style:name="P6" style:parent-style-name="Normal" style:family="paragraph">
      <style:text-properties style:font-name="Arial"/>
    </style:style>
    <style:style style:name="P7" style:parent-style-name="Normal" style:family="paragraph">
      <style:text-properties style:font-name="Arial"/>
    </style:style>
    <style:style style:name="P8" style:parent-style-name="Normal" style:family="paragraph">
      <style:text-properties style:font-name="Arial"/>
    </style:style>
    <style:style style:name="P9" style:parent-style-name="Normal" style:family="paragraph">
      <style:text-properties style:font-name="Arial"/>
    </style:style>
    <style:style style:name="P10" style:parent-style-name="Normal" style:family="paragraph">
      <style:text-properties style:font-name="Arial"/>
    </style:style>
    <style:style style:name="P11" style:parent-style-name="Normal" style:family="paragraph">
      <style:text-properties style:font-name="Arial"/>
    </style:style>
    <style:style style:name="P12" style:parent-style-name="Normal" style:family="paragraph">
      <style:text-properties style:font-name="Arial"/>
    </style:style>
    <style:style style:name="P13" style:parent-style-name="Normal" style:family="paragraph">
      <style:text-properties style:font-name="Arial"/>
    </style:style>
    <style:style style:name="P14" style:parent-style-name="Normal" style:family="paragraph">
      <style:text-properties style:font-name="Arial"/>
    </style:style>
    <style:style style:name="P15" style:parent-style-name="Normal" style:family="paragraph">
      <style:text-properties style:font-name="Arial"/>
    </style:style>
    <style:style style:name="P16" style:parent-style-name="Normal" style:family="paragraph">
      <style:text-properties style:font-name="Arial"/>
    </style:style>
    <style:style style:name="P17" style:parent-style-name="Normal" style:family="paragraph">
      <style:text-properties style:font-name="Arial"/>
    </style:style>
    <style:style style:name="P18" style:parent-style-name="Normal" style:family="paragraph">
      <style:text-properties style:font-name="Arial"/>
    </style:style>
    <style:style style:name="T19" style:parent-style-name="DefaultParagraphFont" style:family="text">
      <style:text-properties style:font-name="Arial"/>
    </style:style>
  </office:automatic-styles>
  <office:body>
    <office:text text:use-soft-page-breaks="true">
      <text:p text:style-name="P1">Screenshotted the inside of ArchOSC Assignment folder, copied to paint and saved with the name “<text:span text:style-name="T2">ArchOSC empty screenshot”<text:s/></text:span><text:span text:style-name="T3">in the pictures folder</text:span></text:p>
      <text:p text:style-name="P4"/>
      <text:p text:style-name="P5">Opened command terminal and typed gitinit</text:p>
      <text:p text:style-name="P6"/>
      <text:p text:style-name="P7">Created github repository and connected it to command terminal</text:p>
      <text:p text:style-name="P8"/>
      <text:p text:style-name="P9">Loaded visual studio code and opened html file for basic website in</text:p>
      <text:p text:style-name="P10"/>
      <text:p text:style-name="P11">Updated my repository using command terminal</text:p>
      <text:p text:style-name="P12"/>
      <text:p text:style-name="P13">Pushed files to repository</text:p>
      <text:p text:style-name="P14"/>
      <text:p text:style-name="P15">Edited site by changing colours using css and adding a gif using html</text:p>
      <text:p text:style-name="P16"/>
      <text:p text:style-name="P17">Added website link to github</text:p>
      <text:p text:style-name="P18"/>
      <text:p text:style-name="Normal"><text:span text:style-name="T19">Added word text and progress screenshots to websi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HEW AINSCOW</meta:initial-creator>
    <dc:creator>MATTHEW AINSCOW</dc:creator>
    <meta:creation-date>2026-02-10T11:28:00Z</meta:creation-date>
    <dc:date>2026-02-10T11:29:00Z</dc:date>
    <meta:template xlink:href="Normal" xlink:type="simple"/>
    <meta:editing-cycles>2</meta:editing-cycles>
    <meta:editing-duration>PT300S</meta:editing-duration>
    <meta:document-statistic meta:page-count="1" meta:paragraph-count="1" meta:word-count="81" meta:character-count="548" meta:row-count="3" meta:non-whitespace-character-count="468"/>
  </office:meta>
</office:document-meta>
</file>